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Domyślnie-notes">
      <style:graphic-properties draw:fill-color="#ffffff" fo:min-height="11.426cm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2.447cm" svg:x="1.59cm" svg:y="2.851cm">
          <text:list text:style-name="L1">
            <text:list-item>
              <text:p text:style-name="P1"><text:span text:style-name="T1">﻿</text:span><text:span text:style-name="T1">1. Bądź wesoła Panno z dziwnego,</text:span></text:p>
            </text:list-item>
            <text:list-item>
              <text:p text:style-name="P1"><text:span text:style-name="T1">poczęcia Syna Bożego,</text:span></text:p>
            </text:list-item>
            <text:list-item>
              <text:p text:style-name="P1"><text:span text:style-name="T1">według słowa Anielskiego.</text:span></text:p>
            </text:list-item>
            <text:list-item>
              <text:p text:style-name="P1"><text:span text:style-name="T1">Maryja, racz się modlić za nami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Bądź wesoła, gdyż czci dostała,</text:span></text:p>
            </text:list-item>
            <text:list-item>
              <text:p text:style-name="P1"><text:span text:style-name="T1">żeś Matką Bożą została,</text:span></text:p>
            </text:list-item>
            <text:list-item>
              <text:p text:style-name="P1"><text:span text:style-name="T1">któraż z tobą w tym zrównała?</text:span></text:p>
            </text:list-item>
            <text:list-item>
              <text:p text:style-name="P1"><text:span text:style-name="T1">Maryja, racz się modlić za nami. <text:s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draw:custom-shape draw:style-name="gr3" draw:text-style-name="P2" draw:layer="layout" svg:width="23.217cm" svg:height="12.447cm" svg:x="1.589cm" svg:y="2.85cm">
          <text:list text:style-name="L1">
            <text:list-item>
              <text:p text:style-name="P1"><text:span text:style-name="T1">﻿</text:span><text:span text:style-name="T1">3. Bądź wesoła z wiekuistego</text:span></text:p>
            </text:list-item>
            <text:list-item>
              <text:p text:style-name="P1"><text:span text:style-name="T1">kwiateczka Panieństwa twego,</text:span></text:p>
            </text:list-item>
            <text:list-item>
              <text:p text:style-name="P1"><text:span text:style-name="T1">niebu, y ziemi dziwnego</text:span></text:p>
            </text:list-item>
            <text:list-item>
              <text:p text:style-name="P1"><text:span text:style-name="T1">Maryja, racz się modlić za nami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4. Bądź wesoła, że nie ustanie</text:span></text:p>
            </text:list-item>
            <text:list-item>
              <text:p text:style-name="P1"><text:span text:style-name="T1">Twoje Panno wysławianie,</text:span></text:p>
            </text:list-item>
            <text:list-item>
              <text:p text:style-name="P1"><text:span text:style-name="T1">póki nieba z ziemią stanie.</text:span></text:p>
            </text:list-item>
            <text:list-item>
              <text:p text:style-name="P1"><text:span text:style-name="T1">Maryja, racz się modlić za nami. <text:s text:c="3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73cm" svg:height="34.7cm" svg:x="-32.774cm" svg:y="-32.769cm" draw:page-number="2" presentation:class="page"/>
          <draw:frame presentation:style-name="pr2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6T01:32:06.66</dc:date>
    <meta:editing-cycles>46</meta:editing-cycles>
    <meta:editing-duration>PT6H40M</meta:editing-duration>
    <meta:generator>OpenOffice/4.1.1$Win32 OpenOffice.org_project/411m6$Build-9775</meta:generator>
    <meta:document-statistic meta:object-count="24"/>
  </office:meta>
</office:document-meta>
</file>